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3" style:family="paragraph" style:parent-style-name="Standard" style:list-style-name="L1">
      <style:paragraph-properties fo:text-align="justify"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DELAMIENTO DE REQUERIMIENTOS CON UML PARA ANALISTAS DE NEGOCIOS</text:p>
      <text:p text:style-name="P1"/>
      <text:p text:style-name="P4">CHAPTER 5 – MODELO CASO DE USO</text:p>
      <text:p text:style-name="P4"/>
      <text:p text:style-name="P2">El modelo de caso de uso muestran los eventos del negocio asi como los roles realizados por personas, sistemas o dispositivos a los cuales se les llama actores y participan en los eventos.</text:p>
      <text:p text:style-name="P2"/>
      <text:p text:style-name="P4">Proposito del modelo de casos de uso</text:p>
      <text:p text:style-name="P4"/>
      <text:p text:style-name="P2">El proposito habitual de un modelo de caso de uso es la documentacion de requisitos funcionales de un sistema de software propuesto. Los diagramas de caso de uso ilustran los limites del negocio o sistema, asi como sus responsabilidades y por lo tanto son una buena herramienta para documentar el alcance <text:s/>de un sistema.</text:p>
      <text:p text:style-name="P2"/>
      <text:p text:style-name="P2">Los diagramas de caso de uso describen la secuencia de pasos entre el sistema y sus diversos actores incluidos personas, otros sistema y dispositivos.</text:p>
      <text:p text:style-name="P2"/>
      <text:p text:style-name="P2">Hay tres tipos de casos de uso y cado uno con un enfoque diferentes:</text:p>
      <text:p text:style-name="P2"/>
      <text:list xml:id="list1040532608033351021" text:style-name="L1">
        <text:list-item>
          <text:p text:style-name="P3"><text:span text:style-name="T1">Caso de uso de Sistema:</text:span></text:p>
          <text:p text:style-name="P3">Caso de uso cuyo enfoque es un sistema de software. Normalmente el actor principal esta intentanto lograr un objetivo utilizando el sistema de software. En este caso, la intension del modelo es la de documentar los requisitos funcionales del sistema de software</text:p>
        </text:list-item>
        <text:list-item>
          <text:p text:style-name="P3"><text:span text:style-name="T1">Caso de uso de Negocio:</text:span></text:p>
          <text:p text:style-name="P3">Caso de uso cuyo foco son los procesos de negocios de una organización, independientemente de un sistema de software. Estos casos habitualmente involucran actores fuera <text:s/>del negocio como clientes y proveedor que interactuan con el negocio para conseguir su objetivo.</text:p>
        </text:list-item>
        <text:list-item>
          <text:p text:style-name="P3"><text:span text:style-name="T1">Caso de uso de Componentes:</text:span></text:p>
          <text:p text:style-name="P3">Caso de uso cuyo enfoque es sobre un componente unico de un sistema de software. Esto pueden usarse para documentar un componente de software particular. Los actores son otros componente de software del sistema bajo analisis o sistemas externos. </text:p>
        </text:list-item>
      </text:list>
      <text:p text:style-name="P2">Cada una de las tres categorias pueden ser utilizadas para documentar ya sea un sistema propuesto o uno existente, negocio o componente.</text:p>
      <text:p text:style-name="P2"/>
      <text:p text:style-name="P4">Lineamientos</text:p>
      <text:p text:style-name="P4"/>
      <text:p text:style-name="P2">Recuerde, no todo es un caso de uso. Cada caso de uso debe ser para una de las categorias: Sistema, negocio, componente. Evite mezclar estas categorias en un solo modelo de caso de uso. Cada categoria tiene un diferente alcance, enfoque y proposito.</text:p>
      <text:p text:style-name="P2"/>
      <text:p text:style-name="P4">¿Por que los modelos de caso de uso?</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v </meta:initial-creator>
    <meta:creation-date>2018-01-09T21:51:13.16</meta:creation-date>
    <meta:document-statistic meta:table-count="0" meta:image-count="0" meta:object-count="0" meta:page-count="1" meta:paragraph-count="17" meta:word-count="364" meta:character-count="2142"/>
    <dc:date>2018-01-09T23:24:14.87</dc:date>
    <dc:creator>cv </dc:creator>
    <meta:editing-duration>PT39S</meta:editing-duration>
    <meta:editing-cycles>1</meta:editing-cycles>
    <meta:generator>OpenOffice/4.1.4$Win32 OpenOffice.org_project/414m5$Build-9788</meta:generator>
  </office:meta>
</office:document-meta>
</file>